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4pt" fo:language="en" fo:country="US" fo:font-weight="bold"/>
    </style:style>
    <style:style style:family="text" style:name="T2" style:display-name="T2">
      <style:text-properties style:font-name="Liberation Serif" fo:font-size="12pt" fo:language="en" fo:country="US" fo:font-weight="bold"/>
    </style:style>
    <style:style style:family="text" style:name="T3" style:display-name="T3">
      <style:text-properties style:font-name="Liberation Serif" fo:font-size="12pt" fo:language="en" fo:country="US"/>
    </style:style>
    <style:style style:family="paragraph" style:name="P2" style:display-name="P2" style:parent-style-name="Normal">
      <style:paragraph-properties fo:text-align="end"/>
    </style:style>
    <style:style style:family="paragraph" style:name="P3" style:display-name="P3" style:parent-style-name="Normal">
      <style:paragraph-properties fo:text-align="left"/>
    </style:style>
    <style:style style:family="paragraph" style:name="P1" style:display-name="P1" style:parent-style-name="Normal">
      <style:paragraph-properties fo:text-align="center"/>
      <style:text-properties fo:font-size="15pt"/>
    </style:style>
    <style:style style:family="section" style:name="Sect1" style:display-name="Sect1">
      <style:section-properties>
        <style:columns fo:column-count="1" fo:column-gap="0in"/>
      </style:section-properties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CME213<text:tab/><text:tab/>Final Project Submission 2</text:p>
        <text:p text:style-name="P2">Dong-Bang Tsai</text:p>
        <text:p text:style-name="P2"/>
        <text:p text:style-name="P3"><text:span text:style-name="T1">Performance Benchmark of submission 2:</text:span></text:p>
        <text:p text:style-name="P3"/>
        <text:p text:style-name="P3"><text:span text:style-name="T2">cant:</text:span><text:span text:style-name="T3"> The running time of my code for 50 iterations is: </text:span><text:span text:style-name="T3">107.911</text:span><text:span text:style-name="T3"> milliseconds. </text:span></text:p>
        <text:p text:style-name="P3"><text:span text:style-name="T2">consph: </text:span><text:span text:style-name="T3">The running time of my code for 20 iterations is: </text:span>62.1167<text:span text:style-name="T3"> milliseconds. </text:span></text:p>
        <text:p text:style-name="P3"><text:span text:style-name="T2">cop20k_A: </text:span><text:span text:style-name="T3">The running time of my code for 73 iterations is: </text:span>146.603<text:span text:style-name="T3"> milliseconds.</text:span></text:p>
        <text:p text:style-name="P3"><text:span text:style-name="T2">dense2:</text:span><text:span text:style-name="T3"> The running time of my code for 10 iterations is: </text:span>26.6759<text:span text:style-name="T3"> milliseconds. </text:span></text:p>
        <text:p text:style-name="P3"><text:span text:style-name="T2">jonheart: </text:span><text:span text:style-name="T3">The running time of my code for 60 iterations is: </text:span>2.66506<text:span text:style-name="T3"> milliseconds. </text:span></text:p>
        <text:p text:style-name="P3"><text:span text:style-name="T2">mac_econ_fwd500: </text:span><text:span text:style-name="T3">The running time of my code for 12 iterations is: </text:span>23.5443<text:span text:style-name="T3"> milliseconds. </text:span></text:p>
        <text:p text:style-name="P3"><text:span text:style-name="T2">mc2depi:</text:span><text:span text:style-name="T3"> The running time of my code for 70 iterations is: </text:span>302.068<text:span text:style-name="T3"> milliseconds. </text:span></text:p>
        <text:p text:style-name="P3"><text:span text:style-name="T2">pdb1HYS: </text:span><text:span text:style-name="T3">The running time of my code for 30 iterations is: </text:span>63.5818<text:span text:style-name="T3"> milliseconds. </text:span></text:p>
        <text:p text:style-name="P3"><text:span text:style-name="T2">pwtk:</text:span><text:span text:style-name="T3"> The running time of my code for 25 iterations is: </text:span>158.697<text:span text:style-name="T3"> milliseconds. </text:span></text:p>
        <text:p text:style-name="P3"><text:span text:style-name="T2">qcd5_4: </text:span><text:span text:style-name="T3">The running time of my code for 63 iterations is: </text:span>74.6078<text:span text:style-name="T3"> milliseconds. </text:span></text:p>
        <text:p text:style-name="P3"><text:span text:style-name="T2">rail4284: </text:span><text:span text:style-name="T3">The running time of my code for 10 iterations is: </text:span>58.7522<text:span text:style-name="T3"> milliseconds. </text:span></text:p>
        <text:p text:style-name="P3"><text:span text:style-name="T2">rma10: </text:span><text:span text:style-name="T3">The running time of my code for 74 iterations is: </text:span>99.9466<text:span text:style-name="T3"> milliseconds. </text:span></text:p>
        <text:p text:style-name="P3"><text:span text:style-name="T2">scircuit:</text:span><text:span text:style-name="T3"> The running time of my code for 30 iterations is: </text:span>47.8156<text:span text:style-name="T3"> milliseconds. </text:span></text:p>
        <text:p text:style-name="P3"><text:span text:style-name="T2">shipsec1:</text:span><text:span text:style-name="T3"> The running time of my code for 10 iterations is: </text:span>42.4012<text:span text:style-name="T3"> milliseconds. </text:span></text:p>
        <text:p text:style-name="P3"><text:span text:style-name="T2">webbase-1M:</text:span><text:span text:style-name="T3"> The running time of my code for 77 iterations is: </text:span>592.115<text:span text:style-name="T3"> milliseconds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Droid Sans Mono" svg:font-family="Droid Sans Mono"/>
  </office:font-face-decls>
  <office:styles>
    <style:default-style style:family="paragraph">
      <style:paragraph-properties style:tab-stop-distance="0.4925in"/>
    </style:default-style>
    <style:style style:family="text" style:name="Emphasis-text-text" style:display-name="Emphasis_text_text" style:next-style-name="Emphasis-text-text">
      <style:text-properties fo:font-style="italic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462500in"/>
          <style:tab-stop style:type="right" style:position="6.925000in"/>
        </style:tab-stops>
      </style:paragraph-properties>
    </style:style>
    <style:style style:family="paragraph" style:name="Normal" style:display-name="Normal">
      <style:paragraph-properties style:writing-mode="lr"/>
      <style:text-properties fo:color="#000000" style:font-name="Liberation Serif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Preformatted-Text" style:display-name="Preformatted Text" style:parent-style-name="Normal" style:next-style-name="Preformatted-Text">
      <style:paragraph-properties fo:margin-top="0in" fo:margin-bottom="0in"/>
      <style:text-properties style:font-name="Droid Sans Mono" fo:font-size="10pt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Dong-Bang Tsai</meta:initial-creator>
    <dc:creator>dbtsai </dc:creator>
    <meta:creation-date>2012-05-09T20:14:00</meta:creation-date>
    <dc:date>2012-06-02T21:23:07</dc:date>
  </office:meta>
</office:document-meta>
</file>